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4258" officeooo:paragraph-rsid="00174258"/>
    </style:style>
    <style:style style:name="P2" style:family="paragraph" style:parent-style-name="Standard">
      <style:text-properties officeooo:rsid="00177b90" officeooo:paragraph-rsid="00177b90"/>
    </style:style>
    <style:style style:name="P3" style:family="paragraph" style:parent-style-name="Standard">
      <style:text-properties officeooo:rsid="001831dd" officeooo:paragraph-rsid="001831dd"/>
    </style:style>
    <style:style style:name="P4" style:family="paragraph" style:parent-style-name="Standard">
      <style:text-properties officeooo:rsid="001944d8" officeooo:paragraph-rsid="001944d8"/>
    </style:style>
    <style:style style:name="P5" style:family="paragraph" style:parent-style-name="Standard">
      <style:text-properties officeooo:rsid="001ab678" officeooo:paragraph-rsid="001ab678"/>
    </style:style>
    <style:style style:name="P6" style:family="paragraph" style:parent-style-name="Standard">
      <style:text-properties officeooo:rsid="001b651e" officeooo:paragraph-rsid="001b651e"/>
    </style:style>
    <style:style style:name="P7" style:family="paragraph" style:parent-style-name="Standard">
      <style:text-properties officeooo:rsid="001cc753" officeooo:paragraph-rsid="001cc753"/>
    </style:style>
    <style:style style:name="P8" style:family="paragraph" style:parent-style-name="Standard">
      <style:text-properties officeooo:rsid="001eeaf1" officeooo:paragraph-rsid="001eeaf1"/>
    </style:style>
    <style:style style:name="P9" style:family="paragraph" style:parent-style-name="Standard">
      <style:text-properties officeooo:rsid="001f8ab7" officeooo:paragraph-rsid="001f8ab7"/>
    </style:style>
    <style:style style:name="P10" style:family="paragraph" style:parent-style-name="Standard">
      <style:text-properties officeooo:rsid="0020e744" officeooo:paragraph-rsid="0020e744"/>
    </style:style>
    <style:style style:name="P11" style:family="paragraph" style:parent-style-name="Standard">
      <style:text-properties officeooo:rsid="0022760d" officeooo:paragraph-rsid="0022760d"/>
    </style:style>
    <style:style style:name="P12" style:family="paragraph" style:parent-style-name="Standard">
      <style:text-properties officeooo:rsid="0022760d" officeooo:paragraph-rsid="0022bd72"/>
    </style:style>
    <style:style style:name="P13" style:family="paragraph" style:parent-style-name="Standard">
      <style:text-properties officeooo:rsid="0022bd72" officeooo:paragraph-rsid="0022bd72"/>
    </style:style>
    <style:style style:name="P14" style:family="paragraph" style:parent-style-name="Standard">
      <style:text-properties officeooo:rsid="0023c3b4" officeooo:paragraph-rsid="0023c3b4"/>
    </style:style>
    <style:style style:name="P15" style:family="paragraph" style:parent-style-name="Standard">
      <style:text-properties officeooo:rsid="0023c3b4" officeooo:paragraph-rsid="00258c62"/>
    </style:style>
    <style:style style:name="P16" style:family="paragraph" style:parent-style-name="Standard">
      <style:text-properties officeooo:rsid="0023c3b4" officeooo:paragraph-rsid="0027c005"/>
    </style:style>
    <style:style style:name="P17" style:family="paragraph" style:parent-style-name="Standard">
      <style:text-properties officeooo:rsid="002ac658" officeooo:paragraph-rsid="002ac658"/>
    </style:style>
    <style:style style:name="P18" style:family="paragraph" style:parent-style-name="Standard">
      <style:text-properties officeooo:rsid="002ac658" officeooo:paragraph-rsid="002dae9f"/>
    </style:style>
    <style:style style:name="P19" style:family="paragraph" style:parent-style-name="Standard">
      <style:text-properties officeooo:rsid="00303fab" officeooo:paragraph-rsid="00303fab"/>
    </style:style>
    <style:style style:name="P20" style:family="paragraph" style:parent-style-name="Standard">
      <style:text-properties officeooo:rsid="00303fab" officeooo:paragraph-rsid="0031db3a"/>
    </style:style>
    <style:style style:name="P21" style:family="paragraph" style:parent-style-name="Standard">
      <style:text-properties officeooo:rsid="00258c62" officeooo:paragraph-rsid="00258c62"/>
    </style:style>
    <style:style style:name="P22" style:family="paragraph" style:parent-style-name="Standard">
      <style:text-properties officeooo:rsid="00258c62" officeooo:paragraph-rsid="0027c005"/>
    </style:style>
    <style:style style:name="P23" style:family="paragraph" style:parent-style-name="Standard">
      <style:text-properties officeooo:rsid="002c96da" officeooo:paragraph-rsid="002dae9f"/>
    </style:style>
    <style:style style:name="P24" style:family="paragraph" style:parent-style-name="Standard">
      <style:text-properties officeooo:rsid="00351e80" officeooo:paragraph-rsid="00351e80"/>
    </style:style>
    <style:style style:name="P25" style:family="paragraph" style:parent-style-name="Standard">
      <style:text-properties officeooo:rsid="0035318a" officeooo:paragraph-rsid="0035318a"/>
    </style:style>
    <style:style style:name="P26" style:family="paragraph" style:parent-style-name="Standard">
      <style:text-properties officeooo:rsid="00361c02" officeooo:paragraph-rsid="00361c02"/>
    </style:style>
    <style:style style:name="P27" style:family="paragraph" style:parent-style-name="Standard">
      <style:text-properties officeooo:rsid="00361c02" officeooo:paragraph-rsid="00361c02"/>
    </style:style>
    <style:style style:name="P28" style:family="paragraph" style:parent-style-name="Standard">
      <style:text-properties officeooo:rsid="0037d32e" officeooo:paragraph-rsid="0037d32e"/>
    </style:style>
    <style:style style:name="P29" style:family="paragraph" style:parent-style-name="Standard">
      <style:text-properties officeooo:rsid="0037d32e" officeooo:paragraph-rsid="00398578"/>
    </style:style>
    <style:style style:name="P30" style:family="paragraph" style:parent-style-name="Standard">
      <style:text-properties officeooo:rsid="003c9a7a" officeooo:paragraph-rsid="003c9a7a"/>
    </style:style>
    <style:style style:name="P31" style:family="paragraph" style:parent-style-name="Standard">
      <style:text-properties officeooo:rsid="003da338" officeooo:paragraph-rsid="003da338"/>
    </style:style>
    <style:style style:name="P32" style:family="paragraph" style:parent-style-name="Standard">
      <style:text-properties officeooo:paragraph-rsid="003da338"/>
    </style:style>
    <style:style style:name="P33" style:family="paragraph" style:parent-style-name="Standard">
      <style:text-properties officeooo:rsid="003f878d" officeooo:paragraph-rsid="003f878d"/>
    </style:style>
    <style:style style:name="P34" style:family="paragraph" style:parent-style-name="Standard">
      <style:text-properties officeooo:rsid="0040a8d4" officeooo:paragraph-rsid="0040a8d4"/>
    </style:style>
    <style:style style:name="P35" style:family="paragraph" style:parent-style-name="Standard">
      <style:text-properties style:font-name="Liberation Serif" fo:font-size="12pt" officeooo:rsid="0042185d" officeooo:paragraph-rsid="0042185d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44b69" officeooo:paragraph-rsid="00444b69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4eac5" officeooo:paragraph-rsid="0044eac5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474471" officeooo:paragraph-rsid="00474471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ab678"/>
    </style:style>
    <style:style style:name="T2" style:family="text">
      <style:text-properties officeooo:rsid="00205653"/>
    </style:style>
    <style:style style:name="T3" style:family="text">
      <style:text-properties officeooo:rsid="0022bd72"/>
    </style:style>
    <style:style style:name="T4" style:family="text">
      <style:text-properties officeooo:rsid="00258c62"/>
    </style:style>
    <style:style style:name="T5" style:family="text">
      <style:text-properties officeooo:rsid="002ad6ae"/>
    </style:style>
    <style:style style:name="T6" style:family="text">
      <style:text-properties officeooo:rsid="002b17cc"/>
    </style:style>
    <style:style style:name="T7" style:family="text">
      <style:text-properties officeooo:rsid="002b5f03"/>
    </style:style>
    <style:style style:name="T8" style:family="text">
      <style:text-properties officeooo:rsid="002c96da"/>
    </style:style>
    <style:style style:name="T9" style:family="text">
      <style:text-properties officeooo:rsid="002efead"/>
    </style:style>
    <style:style style:name="T10" style:family="text">
      <style:text-properties officeooo:rsid="0030785f"/>
    </style:style>
    <style:style style:name="T11" style:family="text">
      <style:text-properties officeooo:rsid="0031db3a"/>
    </style:style>
    <style:style style:name="T12" style:family="text">
      <style:text-properties officeooo:rsid="00321258"/>
    </style:style>
    <style:style style:name="T13" style:family="text">
      <style:text-properties officeooo:rsid="00397a8a"/>
    </style:style>
    <style:style style:name="T14" style:family="text">
      <style:text-properties officeooo:rsid="00398578"/>
    </style:style>
    <style:style style:name="T15" style:family="text">
      <style:text-properties officeooo:rsid="003da338"/>
    </style:style>
    <style:style style:name="T16" style:family="text">
      <style:text-properties fo:color="#000000" style:font-name="Monospace" fo:font-size="10pt" fo:background-color="#ffff96" loext:char-shading-value="0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fo:font-weight="bold" style:font-size-asian="10pt" style:font-weight-asian="bold"/>
    </style:style>
    <style:style style:name="T19" style:family="text">
      <style:text-properties fo:color="#000000" style:font-name="Monospace" fo:font-size="10pt" fo:font-weight="bold" fo:background-color="#ffff96" loext:char-shading-value="0" style:font-size-asian="10pt" style:font-weight-asian="bold"/>
    </style:style>
    <style:style style:name="T20" style:family="text">
      <style:text-properties fo:color="#000000" style:font-name="Monospace" fo:font-size="10pt" fo:font-style="italic" style:font-size-asian="10pt" style:font-style-asian="italic"/>
    </style:style>
    <style:style style:name="T21" style:family="text">
      <style:text-properties fo:color="#000000" fo:font-size="10pt" style:font-size-asian="10pt"/>
    </style:style>
    <style:style style:name="T22" style:family="text">
      <style:text-properties fo:color="#000000"/>
    </style:style>
    <style:style style:name="T23" style:family="text">
      <style:text-properties fo:color="#00aa00" style:font-name="Monospace" fo:font-size="10pt" fo:font-style="italic" style:font-size-asian="10pt" style:font-style-asian="italic"/>
    </style:style>
    <style:style style:name="T24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25" style:family="text">
      <style:text-properties fo:color="#0000ff" style:font-name="Monospace" fo:font-size="10pt" style:font-size-asian="10pt"/>
    </style:style>
    <style:style style:name="T26" style:family="text">
      <style:text-properties fo:color="#0000ff" style:font-name="Monospace" fo:font-size="10pt" officeooo:rsid="00361c02" style:font-size-asian="10pt"/>
    </style:style>
    <style:style style:name="T27" style:family="text">
      <style:text-properties fo:color="#0000ff" style:font-name="Monospace" fo:font-size="10pt" fo:background-color="#ffff96" loext:char-shading-value="0" style:font-size-asian="10pt"/>
    </style:style>
    <style:style style:name="T28" style:family="text">
      <style:text-properties fo:color="#c0c0c0" style:font-name="Monospace" fo:font-size="10pt" style:font-size-asian="10pt"/>
    </style:style>
    <style:style style:name="T29" style:family="text">
      <style:text-properties fo:color="#c0c0c0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fo:color="#80000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# - single line comment</text:p>
      <text:p text:style-name="P1"/>
      <text:p text:style-name="P1"><text:s/>‘ ‘ ‘</text:p>
      <text:p text:style-name="P1"><text:s/>‘ ‘ ‘ <text:s text:c="2"/>--- multi line comments</text:p>
      <text:p text:style-name="P1"/>
      <text:p text:style-name="P2">class name with capital letter</text:p>
      <text:p text:style-name="P2">variable name with small letters</text:p>
      <text:p text:style-name="P2">variable preceed with 1 underscore represnts that it is private</text:p>
      <text:p text:style-name="P2">variable preceed with 2 underscores represnts that it is strongly private</text:p>
      <text:p text:style-name="P2"/>
      <text:p text:style-name="P3">dataTypes:</text:p>
      <text:p text:style-name="P3"/>
      <text:p text:style-name="P3">Immutable : Integer , String , Tuple</text:p>
      <text:p text:style-name="P3">Integer : int, float, complex numbers .</text:p>
      <text:p text:style-name="P3"/>
      <text:p text:style-name="P4">Mutable : List ,dictionary ,Sets</text:p>
      <text:p text:style-name="P4"/>
      <text:p text:style-name="P4">List [] where are tuples are represented in (). Tuples are faster tha<text:span text:style-name="T1">n</text:span> <text:s/>lists.</text:p>
      <text:p text:style-name="P5">Dictionary are key, value pairs.</text:p>
      <text:p text:style-name="P5">Dictionaries are better than lists for the readibility</text:p>
      <text:p text:style-name="P5">Sets are enclosed in {}. It doesnt bother about the non-unique ones.</text:p>
      <text:p text:style-name="P5"/>
      <text:p text:style-name="P5"/>
      <text:p text:style-name="P6">And returns the highest value</text:p>
      <text:p text:style-name="P6">or returns the lowest value</text:p>
      <text:p text:style-name="P6"/>
      <text:p text:style-name="P6">Identity Operators : is , is not -----returns the binary value </text:p>
      <text:p text:style-name="P6"/>
      <text:p text:style-name="P6">Membership operators : in , not in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source code -----&gt; byte code -----&gt; PVM</text:p>
      <text:p text:style-name="P8"><text:s text:c="5"/>(.py) <text:s text:c="19"/>(.pyc)</text:p>
      <text:p text:style-name="P8"/>
      <text:p text:style-name="P8">Frozen binaries is a third party tool where source code is converted to the bytcode and given to PVM.</text:p>
      <text:p text:style-name="P8"/>
      <text:p text:style-name="P8">Interpreted Mode</text:p>
      <text:p text:style-name="P8">Script Mode</text:p>
      <text:p text:style-name="P8"/>
      <text:p text:style-name="P9">Order of operations : PEMDAS</text:p>
      <text:p text:style-name="P9"/>
      <text:p text:style-name="P9">from_future_import division (for better divisions ie. No needfor type casting the values during division )</text:p>
      <text:p text:style-name="P9"/>
      <text:p text:style-name="P9">variable= input (“”)</text:p>
      <text:p text:style-name="P9">--<text:span text:style-name="T2">&gt;</text:span> to get input from user and store it in variable.</text:p>
      <text:p text:style-name="P9"/>
      <text:p text:style-name="P10">Math,cmath,random-- buitl in modules for numbers</text:p>
      <text:p text:style-name="P10"/>
      <text:p text:style-name="P11">input()--- requires the strings to be given with ‘’.</text:p>
      <text:p text:style-name="P11">raw_input() -- doesnt requires ‘’.</text:p>
      <text:p text:style-name="P11"/>
      <text:p text:style-name="P13">positive and negative indexing in strings :</text:p>
      <text:p text:style-name="P12"/>
      <text:p text:style-name="P13">J <text:s text:c="2"/>E <text:s text:c="2"/>R <text:s text:c="2"/>I <text:s text:c="3"/>N</text:p>
      <text:p text:style-name="P13">0 <text:s text:c="2"/>1 <text:s text:c="2"/>2 <text:s text:c="2"/>3 <text:s text:c="3"/>4</text:p>
      <text:p text:style-name="P12">-<text:span text:style-name="T3">5</text:span> <text:s/>-<text:span text:style-name="T3">4</text:span> <text:s/>-<text:span text:style-name="T3">3</text:span> -<text:span text:style-name="T3">2</text:span> <text:s/>-<text:span text:style-name="T3">1</text:span></text:p>
      <text:p text:style-name="P12"/>
      <text:p text:style-name="P13">len() </text:p>
      <text:p text:style-name="P13"/>
      <text:p text:style-name="P14">slice ---&gt; var[m:n] <text:s text:c="2"/>(inclusive m and excludes n)</text:p>
      <text:p text:style-name="P14"/>
      <text:p text:style-name="P21">lists:</text:p>
      <text:p text:style-name="P16"><text:s text:c="2"/><text:span text:style-name="T4">len,range</text:span> , <text:span text:style-name="T4">append , insert(key,value)</text:span> ,<text:span text:style-name="T4">sort , count, index , pop (for particular index), </text:span></text:p>
      <text:p text:style-name="P22"><text:s text:c="3"/>remove(for particular value) , min, max</text:p>
      <text:p text:style-name="P21"><text:s text:c="2"/>slicing is possible in lists.</text:p>
      <text:p text:style-name="P15"><text:s text:c="3"/><text:span text:style-name="T4">These are mutable.</text:span> <text:s text:c="4"/></text:p>
      <text:p text:style-name="P15"/>
      <text:p text:style-name="P17">Tuple :</text:p>
      <text:p text:style-name="P17"><text:s text:c="5"/>immutable.</text:p>
      <text:p text:style-name="P17"><text:s text:c="5"/><text:span text:style-name="T5">Slicing can be done on tuples</text:span></text:p>
      <text:p text:style-name="P17"><text:s text:c="5"/><text:span text:style-name="T6">function can return multiple values using tuples . </text:span></text:p>
      <text:p text:style-name="P17"><text:s text:c="5"/><text:span text:style-name="T7">Zip function </text:span></text:p>
      <text:p text:style-name="P17"><text:s text:c="5"/><text:span text:style-name="T7">enumrate function</text:span></text:p>
      <text:p text:style-name="P17"><text:s text:c="5"/></text:p>
      <text:p text:style-name="P18"><text:tab/><text:span text:style-name="T8">ex : <text:s text:c="4"/>name=”rohan”</text:span></text:p>
      <text:p text:style-name="P23"><text:tab/><text:tab/> for index,value in enumrate(name) :</text:p>
      <text:p text:style-name="P17"><text:tab/> <text:s text:c="11"/><text:span text:style-name="T8">print(index +” value is “+ value)</text:span></text:p>
      <text:p text:style-name="P17"><text:s text:c="12"/><text:span text:style-name="T9">o/p : <text:s text:c="2"/>0 value is r</text:span></text:p>
      <text:p text:style-name="P17"><text:tab/> <text:s text:c="9"/><text:span text:style-name="T9">1 value is o..... and son on</text:span></text:p>
      <text:p text:style-name="P17"/>
      <text:p text:style-name="P17"><text:soft-page-break/></text:p>
      <text:p text:style-name="P19">Dictionary :</text:p>
      <text:p text:style-name="P19"><text:tab/><text:span text:style-name="T10">d= {}</text:span></text:p>
      <text:p text:style-name="P20"><text:tab/><text:span text:style-name="T10">d= dict([(name,rohan),(age,20)])</text:span></text:p>
      <text:p text:style-name="P20"><text:tab/><text:span text:style-name="T11">d= dict(name=rohan , age=20 )</text:span></text:p>
      <text:p text:style-name="P20"><text:s text:c="12"/><text:span text:style-name="T12">clear, copy , use of deepcopy, lookup ,reverse lookup</text:span></text:p>
      <text:p text:style-name="P20"><text:tab/></text:p>
      <text:p text:style-name="P24">control statements : if,elif,else</text:p>
      <text:p text:style-name="P24">for, while loops.</text:p>
      <text:p text:style-name="P25">Break,continue , pass </text:p>
      <text:p text:style-name="P25"/>
      <text:p text:style-name="P26">function creation : def , lambda and other keywords return, yield.</text:p>
      <text:p text:style-name="P26"/>
      <text:p text:style-name="P26">Access gloabal variables in function :</text:p>
      <text:p text:style-name="P26">1. use global keyword</text:p>
      <text:p text:style-name="P26">2. use import and import the file</text:p>
      <text:p text:style-name="P26">3. import sys and use</text:p>
      <text:p text:style-name="P26"><text:s text:c="5"/>sys.module [‘filename’]</text:p>
      <text:p text:style-name="P26"/>
      <text:p text:style-name="P28">Methods Types ::</text:p>
      <text:p text:style-name="P28"><text:s text:c="2"/>regular - object is needed and self must be used as parameter </text:p>
      <text:p text:style-name="P28"><text:s text:c="17"/>using classname we can access but an instance must be passed as parameter while <text:tab/> <text:s/><text:tab/> <text:s text:c="5"/>method calling .</text:p>
      <text:p text:style-name="P29"><text:s text:c="2"/>class <text:s/>- <text:s text:c="2"/>no object is needed , <text:span text:style-name="T14">class name is used to access </text:span>but cls is used as parameter </text:p>
      <text:p text:style-name="P29"><text:tab/> <text:s text:c="3"/>with @class<text:span text:style-name="T13">method</text:span></text:p>
      <text:p text:style-name="P28"><text:s text:c="2"/>static <text:s/>- <text:s text:c="2"/>no object is ne<text:span text:style-name="T14">e</text:span>ded and no parameter is needed , used with @static<text:span text:style-name="T13">method</text:span></text:p>
      <text:p text:style-name="P28"/>
      <text:p text:style-name="P30">Encapsulation :</text:p>
      <text:p text:style-name="P30"><text:s text:c="2"/>__ is used for variable names to make it private.</text:p>
      <text:p text:style-name="P30"><text:s text:c="2"/>These variables cannot be accessed directly by instance . We need setters and getters .</text:p>
      <text:p text:style-name="P30"/>
      <text:p text:style-name="P31">Ex ;</text:p>
      <text:p text:style-name="P32"><text:span text:style-name="T15"><text:s text:c="2"/></text:span><text:span text:style-name="T26">class</text:span><text:span text:style-name="T17"> </text:span><text:span text:style-name="T18">C</text:span><text:span text:style-name="T17"> :</text:span></text:p>
      <text:p text:style-name="P39"><text:span text:style-name="T28"># <text:s text:c="4"/></text:span><text:span text:style-name="T29">def</text:span><text:span text:style-name="T28"> __init__(self,</text:span><text:span text:style-name="T29">msg</text:span><text:span text:style-name="T28">):</text:span></text:p>
      <text:p text:style-name="P39"><text:span text:style-name="T28"># <text:s text:c="8"/>self.msg=</text:span><text:span text:style-name="T29">msg</text:span></text:p>
      <text:p text:style-name="P39"><text:span text:style-name="T17"><text:s text:c="4"/></text:span><text:span text:style-name="T25">def</text:span><text:span text:style-name="T17"> </text:span><text:span text:style-name="T18">set_name</text:span><text:span text:style-name="T17">(</text:span><text:span text:style-name="T20">self</text:span><text:span text:style-name="T17">,msg) :</text:span></text:p>
      <text:p text:style-name="P39"><text:span text:style-name="T17"><text:s text:c="8"/></text:span><text:span text:style-name="T20">self</text:span><text:span text:style-name="T17">.__msg= msg</text:span></text:p>
      <text:p text:style-name="P39"><text:span text:style-name="T17"><text:s text:c="4"/></text:span><text:span text:style-name="T25">def</text:span><text:span text:style-name="T17"> </text:span><text:span text:style-name="T18">get_name</text:span><text:span text:style-name="T17">(</text:span><text:span text:style-name="T20">self</text:span><text:span text:style-name="T17">) :</text:span></text:p>
      <text:p text:style-name="P39"><text:span text:style-name="T17"><text:s text:c="8"/></text:span><text:span text:style-name="T25">return</text:span><text:span text:style-name="T17"> </text:span><text:span text:style-name="T20">self</text:span><text:span text:style-name="T17">.__msg</text:span></text:p>
      <text:p text:style-name="P40"/>
      <text:p text:style-name="P39"><text:span text:style-name="T17">c = C()</text:span></text:p>
      <text:p text:style-name="P39"><text:span text:style-name="T17">c.set_name(</text:span><text:span text:style-name="T23">"hello"</text:span><text:span text:style-name="T17">)</text:span></text:p>
      <text:p text:style-name="P31"><text:span text:style-name="T25">print</text:span><text:span text:style-name="T17">(c.get_name())</text:span></text:p>
      <text:p text:style-name="P26"/>
      <text:p text:style-name="P26"/>
      <text:p text:style-name="P33">Inheritance :</text:p>
      <text:p text:style-name="P33"/>
      <text:p text:style-name="P33"><text:span text:style-name="T25">class</text:span><text:span text:style-name="T17"> </text:span><text:span text:style-name="T18">Person</text:span><text:span text:style-name="T17"> :</text:span></text:p>
      <text:p text:style-name="P39"><text:span text:style-name="T17"><text:s text:c="4"/></text:span><text:span text:style-name="T25">def</text:span><text:span text:style-name="T17"> </text:span><text:span text:style-name="T18">__init__</text:span><text:span text:style-name="T17">(</text:span><text:span text:style-name="T20">self</text:span><text:span text:style-name="T17">,firstName,lastName):</text:span></text:p>
      <text:p text:style-name="P39"><text:span text:style-name="T17"><text:s text:c="8"/></text:span><text:span text:style-name="T20">self</text:span><text:span text:style-name="T17">.fistName=firstName</text:span></text:p>
      <text:p text:style-name="P39"><text:span text:style-name="T17"><text:s text:c="8"/></text:span><text:span text:style-name="T20">self</text:span><text:span text:style-name="T17">.lastName=lastName</text:span></text:p>
      <text:p text:style-name="P39"><text:span text:style-name="T17"><text:s text:c="4"/></text:span><text:span text:style-name="T25">def</text:span><text:span text:style-name="T17"> </text:span><text:span text:style-name="T19">displayName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return</text:span><text:span text:style-name="T17"> </text:span><text:span text:style-name="T23">"Name of employee is {} {}"</text:span><text:span text:style-name="T17">.format(</text:span><text:span text:style-name="T20">self</text:span><text:span text:style-name="T17">.fistName,</text:span><text:span text:style-name="T20">self</text:span><text:span text:style-name="T17">.lastName)</text:span></text:p>
      <text:p text:style-name="P40"/>
      <text:p text:style-name="P39"><text:span text:style-name="T25"/></text:p>
      <text:p text:style-name="P39"><text:soft-page-break/><text:span text:style-name="T25">class</text:span><text:span text:style-name="T17"> </text:span><text:span text:style-name="T18">Employee</text:span><text:span text:style-name="T17">(Person):</text:span></text:p>
      <text:p text:style-name="P39"><text:span text:style-name="T17"><text:s text:c="4"/></text:span><text:span text:style-name="T25">def</text:span><text:span text:style-name="T17"> </text:span><text:span text:style-name="T18">__init__</text:span><text:span text:style-name="T17">(</text:span><text:span text:style-name="T20">self</text:span><text:span text:style-name="T17">,firstName,lastName,empId,dept):</text:span></text:p>
      <text:p text:style-name="P39"><text:span text:style-name="T17"><text:s text:c="8"/>Person.__init__(</text:span><text:span text:style-name="T20">self</text:span><text:span text:style-name="T17">,firstName, lastName)</text:span></text:p>
      <text:p text:style-name="P39"><text:span text:style-name="T17"><text:s text:c="8"/></text:span><text:span text:style-name="T20">self</text:span><text:span text:style-name="T17">.empId=empId</text:span></text:p>
      <text:p text:style-name="P39"><text:span text:style-name="T17"><text:s text:c="8"/></text:span><text:span text:style-name="T20">self</text:span><text:span text:style-name="T17">.dept=dept</text:span></text:p>
      <text:p text:style-name="P39"><text:span text:style-name="T17"><text:s text:c="4"/></text:span><text:span text:style-name="T25">def</text:span><text:span text:style-name="T17"> </text:span><text:span text:style-name="T18">display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return</text:span><text:span text:style-name="T17"> </text:span><text:span text:style-name="T23">"{}. \n id is {} and </text:span><text:span text:style-name="T24">dept</text:span><text:span text:style-name="T23"> is {}"</text:span><text:span text:style-name="T17">.format(</text:span><text:span text:style-name="T20">self</text:span><text:span text:style-name="T17">.</text:span><text:span text:style-name="T16">displayName</text:span><text:span text:style-name="T17">(),</text:span><text:span text:style-name="T20">self</text:span><text:span text:style-name="T17">.empId,</text:span><text:span text:style-name="T20">self</text:span><text:span text:style-name="T17">.dept)</text:span></text:p>
      <text:p text:style-name="P40"/>
      <text:p text:style-name="P40"/>
      <text:p text:style-name="P39"><text:span text:style-name="T17">e1=Employee(</text:span><text:span text:style-name="T23">"</text:span><text:span text:style-name="T24">Thanu</text:span><text:span text:style-name="T23">"</text:span><text:span text:style-name="T17">,</text:span><text:span text:style-name="T23">"</text:span><text:span text:style-name="T24">Pola</text:span><text:span text:style-name="T23">"</text:span><text:span text:style-name="T17">,</text:span><text:span text:style-name="T30">103</text:span><text:span text:style-name="T17">,</text:span><text:span text:style-name="T23">"Technical"</text:span><text:span text:style-name="T17">)</text:span></text:p>
      <text:p text:style-name="P39"><text:span text:style-name="T25">print</text:span><text:span text:style-name="T17">(e1.display())</text:span></text:p>
      <text:p text:style-name="P33"/>
      <text:p text:style-name="P33"/>
      <text:p text:style-name="P34">Overriding :</text:p>
      <text:p text:style-name="P34"/>
      <text:p text:style-name="P34"><text:span text:style-name="T25">class</text:span><text:span text:style-name="T17"> </text:span><text:span text:style-name="T18">Person</text:span><text:span text:style-name="T17">() :</text:span></text:p>
      <text:p text:style-name="P39"><text:span text:style-name="T17"><text:s text:c="4"/></text:span><text:span text:style-name="T25">def</text:span><text:span text:style-name="T17"> </text:span><text:span text:style-name="T18">__init__</text:span><text:span text:style-name="T17">(</text:span><text:span text:style-name="T20">self</text:span><text:span text:style-name="T17">,firstName,lastName):</text:span></text:p>
      <text:p text:style-name="P39"><text:span text:style-name="T17"><text:s text:c="8"/></text:span><text:span text:style-name="T20">self</text:span><text:span text:style-name="T17">.fistName=firstName</text:span></text:p>
      <text:p text:style-name="P39"><text:span text:style-name="T17"><text:s text:c="8"/></text:span><text:span text:style-name="T20">self</text:span><text:span text:style-name="T17">.lastName=lastName</text:span></text:p>
      <text:p text:style-name="P39"><text:span text:style-name="T17"><text:s text:c="4"/></text:span><text:span text:style-name="T25">def</text:span><text:span text:style-name="T17"> </text:span><text:span text:style-name="T18">display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return</text:span><text:span text:style-name="T17"> </text:span><text:span text:style-name="T23">"Name of employee is {} {}"</text:span><text:span text:style-name="T17">.format(</text:span><text:span text:style-name="T20">self</text:span><text:span text:style-name="T17">.fistName,</text:span><text:span text:style-name="T20">self</text:span><text:span text:style-name="T17">.lastName)</text:span></text:p>
      <text:p text:style-name="P40"/>
      <text:p text:style-name="P39"><text:span text:style-name="T25">class</text:span><text:span text:style-name="T17"> </text:span><text:span text:style-name="T18">Employee</text:span><text:span text:style-name="T17">(Person):</text:span></text:p>
      <text:p text:style-name="P39"><text:span text:style-name="T17"><text:s text:c="4"/></text:span><text:span text:style-name="T25">def</text:span><text:span text:style-name="T17"> </text:span><text:span text:style-name="T18">__init__</text:span><text:span text:style-name="T17">(</text:span><text:span text:style-name="T20">self</text:span><text:span text:style-name="T17">,firstName,lastName,empId,dept):</text:span></text:p>
      <text:p text:style-name="P39"><text:span text:style-name="T17"><text:s text:c="8"/>Person.__init__(</text:span><text:span text:style-name="T20">self</text:span><text:span text:style-name="T17">,firstName, lastName)</text:span></text:p>
      <text:p text:style-name="P39"><text:span text:style-name="T17"><text:s text:c="8"/></text:span><text:span text:style-name="T20">self</text:span><text:span text:style-name="T17">.empId=empId</text:span></text:p>
      <text:p text:style-name="P39"><text:span text:style-name="T17"><text:s text:c="8"/></text:span><text:span text:style-name="T20">self</text:span><text:span text:style-name="T17">.dept=dept</text:span></text:p>
      <text:p text:style-name="P39"><text:span text:style-name="T17"><text:s text:c="4"/></text:span><text:span text:style-name="T25">def</text:span><text:span text:style-name="T17"> </text:span><text:span text:style-name="T18">display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print</text:span><text:span text:style-name="T17">(super().display())</text:span></text:p>
      <text:p text:style-name="P39"><text:span text:style-name="T17"><text:s text:c="8"/></text:span><text:span text:style-name="T25">return</text:span><text:span text:style-name="T17"> </text:span><text:span text:style-name="T23">"id is {} and </text:span><text:span text:style-name="T24">dept</text:span><text:span text:style-name="T23"> is {}"</text:span><text:span text:style-name="T17">.format(</text:span><text:span text:style-name="T20">self</text:span><text:span text:style-name="T17">.empId,</text:span><text:span text:style-name="T20">self</text:span><text:span text:style-name="T17">.dept)</text:span></text:p>
      <text:p text:style-name="P40"/>
      <text:p text:style-name="P40"/>
      <text:p text:style-name="P39"><text:span text:style-name="T17">e1=Employee(</text:span><text:span text:style-name="T23">"</text:span><text:span text:style-name="T24">Thanu</text:span><text:span text:style-name="T23">"</text:span><text:span text:style-name="T17">,</text:span><text:span text:style-name="T23">"</text:span><text:span text:style-name="T24">Pola</text:span><text:span text:style-name="T23">"</text:span><text:span text:style-name="T17">,</text:span><text:span text:style-name="T30">103</text:span><text:span text:style-name="T17">,</text:span><text:span text:style-name="T23">"Technical"</text:span><text:span text:style-name="T17">)</text:span></text:p>
      <text:p text:style-name="P34"><text:span text:style-name="T25">print</text:span><text:span text:style-name="T17">(e1.display())</text:span></text:p>
      <text:p text:style-name="P34"><text:span text:style-name="T17"/></text:p>
      <text:p text:style-name="P35"><text:span text:style-name="T22">Over loading :</text:span></text:p>
      <text:p text:style-name="P35"><text:span text:style-name="T22"/></text:p>
      <text:p text:style-name="P35"><text:span text:style-name="T25">class</text:span><text:span text:style-name="T17"> </text:span><text:span text:style-name="T18">A</text:span><text:span text:style-name="T17"> :</text:span></text:p>
      <text:p text:style-name="P39"><text:span text:style-name="T17"><text:s text:c="4"/></text:span><text:span text:style-name="T25">def</text:span><text:span text:style-name="T17"> </text:span><text:span text:style-name="T18">printer</text:span><text:span text:style-name="T17">(</text:span><text:span text:style-name="T20">self</text:span><text:span text:style-name="T17">,msg=</text:span><text:span text:style-name="T27">None</text:span><text:span text:style-name="T17">):</text:span></text:p>
      <text:p text:style-name="P39"><text:span text:style-name="T17"><text:s text:c="8"/></text:span><text:span text:style-name="T25">if</text:span><text:span text:style-name="T17">(msg== </text:span><text:span text:style-name="T27">None</text:span><text:span text:style-name="T17">):</text:span></text:p>
      <text:p text:style-name="P39"><text:span text:style-name="T17"><text:s text:c="12"/></text:span><text:span text:style-name="T25">print</text:span><text:span text:style-name="T17">(</text:span><text:span text:style-name="T23">"this is first one"</text:span><text:span text:style-name="T17">)</text:span></text:p>
      <text:p text:style-name="P39"><text:span text:style-name="T17"><text:s text:c="8"/></text:span><text:span text:style-name="T25">else</text:span><text:span text:style-name="T17">:</text:span></text:p>
      <text:p text:style-name="P39"><text:span text:style-name="T17"><text:s text:c="12"/></text:span><text:span text:style-name="T20">self</text:span><text:span text:style-name="T17">.msg=msg</text:span></text:p>
      <text:p text:style-name="P39"><text:span text:style-name="T17"><text:s text:c="12"/></text:span><text:span text:style-name="T25">print</text:span><text:span text:style-name="T17"> (</text:span><text:span text:style-name="T23">"</text:span><text:span text:style-name="T24">msg</text:span><text:span text:style-name="T23"> is "</text:span><text:span text:style-name="T17">, </text:span><text:span text:style-name="T20">self</text:span><text:span text:style-name="T17">.msg)</text:span></text:p>
      <text:p text:style-name="P39"><text:span text:style-name="T17"/></text:p>
      <text:p text:style-name="P39"><text:span text:style-name="T28"># <text:s text:c="4"/></text:span><text:span text:style-name="T29">def</text:span><text:span text:style-name="T28"> printer(self,</text:span><text:span text:style-name="T29">msg</text:span><text:span text:style-name="T28">):</text:span></text:p>
      <text:p text:style-name="P39"><text:span text:style-name="T28"># <text:s text:c="8"/>self.msg=</text:span><text:span text:style-name="T29">msg</text:span></text:p>
      <text:p text:style-name="P39"><text:span text:style-name="T28"># <text:s text:c="8"/>print("this is second with </text:span><text:span text:style-name="T29">msg</text:span><text:span text:style-name="T28"> {}".format(self.msg))</text:span></text:p>
      <text:p text:style-name="P40"/>
      <text:p text:style-name="P40"/>
      <text:p text:style-name="P40"/>
      <text:p text:style-name="P39"><text:span text:style-name="T17">a1=A()</text:span></text:p>
      <text:p text:style-name="P39"><text:span text:style-name="T17">a1.printer(</text:span><text:span text:style-name="T23">"hello ...."</text:span><text:span text:style-name="T17">)</text:span></text:p>
      <text:p text:style-name="P36"><text:span text:style-name="T22"/></text:p>
      <text:p text:style-name="P36"><text:span text:style-name="T22"/></text:p>
      <text:p text:style-name="P37"><text:span text:style-name="T22">Multiple Inheritance :</text:span></text:p>
      <text:p text:style-name="P37"><text:span text:style-name="T22"/></text:p>
      <text:p text:style-name="P37"><text:span text:style-name="T25">class</text:span><text:span text:style-name="T17"> </text:span><text:span text:style-name="T18">A</text:span><text:span text:style-name="T17"> :</text:span></text:p>
      <text:p text:style-name="P39"><text:span text:style-name="T17"><text:s text:c="4"/></text:span><text:span text:style-name="T25">def</text:span><text:span text:style-name="T17"> </text:span><text:span text:style-name="T18">m</text:span><text:span text:style-name="T17">(</text:span><text:span text:style-name="T20">self</text:span><text:span text:style-name="T17">):</text:span></text:p>
      <text:p text:style-name="P39"><text:soft-page-break/><text:span text:style-name="T17"><text:s text:c="8"/></text:span><text:span text:style-name="T25">print</text:span><text:span text:style-name="T17">(</text:span><text:span text:style-name="T23">"A method"</text:span><text:span text:style-name="T17">)</text:span></text:p>
      <text:p text:style-name="P39"><text:span text:style-name="T25">class</text:span><text:span text:style-name="T17"> </text:span><text:span text:style-name="T18">B</text:span><text:span text:style-name="T17">(A) :</text:span></text:p>
      <text:p text:style-name="P39"><text:span text:style-name="T17"><text:s text:c="4"/></text:span><text:span text:style-name="T25">def</text:span><text:span text:style-name="T17"> </text:span><text:span text:style-name="T18">m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print</text:span><text:span text:style-name="T17">(</text:span><text:span text:style-name="T23">"B method"</text:span><text:span text:style-name="T17">)</text:span></text:p>
      <text:p text:style-name="P39"><text:span text:style-name="T25">class</text:span><text:span text:style-name="T17"> </text:span><text:span text:style-name="T18">C</text:span><text:span text:style-name="T17">(A) :</text:span></text:p>
      <text:p text:style-name="P39"><text:span text:style-name="T17"><text:s text:c="4"/></text:span><text:span text:style-name="T25">def</text:span><text:span text:style-name="T17"> </text:span><text:span text:style-name="T18">m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print</text:span><text:span text:style-name="T17">(</text:span><text:span text:style-name="T23">"C method"</text:span><text:span text:style-name="T17">)</text:span></text:p>
      <text:p text:style-name="P39"><text:span text:style-name="T17"><text:s text:c="8"/>super().m()</text:span></text:p>
      <text:p text:style-name="P39"><text:span text:style-name="T25">class</text:span><text:span text:style-name="T17"> </text:span><text:span text:style-name="T18">D</text:span><text:span text:style-name="T17">(C,B):</text:span></text:p>
      <text:p text:style-name="P39"><text:span text:style-name="T17"><text:s text:c="4"/></text:span><text:span text:style-name="T25">def</text:span><text:span text:style-name="T17"> </text:span><text:span text:style-name="T18">m</text:span><text:span text:style-name="T17">(</text:span><text:span text:style-name="T20">self</text:span><text:span text:style-name="T17">):</text:span></text:p>
      <text:p text:style-name="P39"><text:span text:style-name="T17"><text:s text:c="8"/></text:span><text:span text:style-name="T25">print</text:span><text:span text:style-name="T17">(</text:span><text:span text:style-name="T23">"D method"</text:span><text:span text:style-name="T17">)</text:span></text:p>
      <text:p text:style-name="P39"><text:span text:style-name="T17"><text:s text:c="8"/>super().m()</text:span></text:p>
      <text:p text:style-name="P39"><text:span text:style-name="T17">d1=D()</text:span></text:p>
      <text:p text:style-name="P39"><text:span text:style-name="T17">d1.m()</text:span></text:p>
      <text:p text:style-name="P40"/>
      <text:p text:style-name="P38"><text:span text:style-name="T22">dunder methods :</text:span></text:p>
      <text:p text:style-name="P38"><text:span text:style-name="T22"><text:s/>__init__</text:span></text:p>
      <text:p text:style-name="P38"><text:span text:style-name="T22"><text:s/>__str__</text:span></text:p>
      <text:p text:style-name="P38"><text:span text:style-name="T22"><text:s/>__repr__</text:span></text:p>
      <text:p text:style-name="P35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33:44.482840298</meta:creation-date>
    <dc:date>2020-06-26T10:38:53.383687464</dc:date>
    <meta:editing-duration>P3DT1H47M10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5" meta:paragraph-count="156" meta:word-count="672" meta:character-count="5011" meta:non-whitespace-character-count="3945"/>
  </office:meta>
</office:document-meta>
</file>